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Roboto Mono" svg:font-family="'Roboto Mono'" style:font-family-generic="roman" style:font-pitch="variable"/>
    <style:font-face style:name="Roboto Mono1" svg:font-family="'Roboto Mono'" style:font-family-generic="system" style:font-pitch="variable"/>
  </office:font-face-decls>
  <office:automatic-styles>
    <style:style style:name="P1" style:family="paragraph" style:parent-style-name="Standard">
      <style:paragraph-properties fo:margin-left="0.5in" fo:margin-right="0in" fo:text-indent="0in" style:auto-text-indent="false"/>
    </style:style>
    <style:style style:name="P2" style:family="paragraph" style:parent-style-name="Title" style:master-page-name="Standard">
      <style:paragraph-properties style:page-number="1"/>
    </style:style>
    <style:style style:name="P3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4">
      <style:paragraph-properties fo:margin-left="1in" fo:margin-right="0in" fo:text-indent="-0.25in" style:auto-text-indent="false"/>
      <style:text-properties style:font-name="Roboto Mono" style:font-name-asian="Roboto Mono1" style:font-name-complex="Roboto Mono1"/>
    </style:style>
    <style:style style:name="P5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2">
      <style:paragraph-properties fo:margin-left="0.5in" fo:margin-right="0in" fo:text-indent="-0.25in" style:auto-text-indent="false"/>
    </style:style>
    <style:style style:name="T1" style:family="text">
      <style:text-properties style:font-name="Roboto Mono" style:font-name-asian="Roboto Mono1" style:font-name-complex="Roboto Mono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_o94wfv4yha0f"/>ToyFS - Implement missing filesystem operations</text:p>
      <text:p text:style-name="Standard">Filesystems are assumed to provide to the Linux kernel the operations required for it to function. Most of ToyFS operations are already implemented, but a few are missing.</text:p>
      <text:p text:style-name="Standard">Your job is to implement these missing operations.</text:p>
      <text:p text:style-name="Heading_20_1"><text:bookmark text:name="_242plp5n1iye"/>What to Submit</text:p>
      <text:list text:style-name="WWNum4">
        <text:list-item>
          <text:p text:style-name="P3">Patch(es) implementing the following filesystem operations:</text:p>
          <text:list>
            <text:list-item>
              <text:p text:style-name="P4">toyfs_readdir</text:p>
            </text:list-item>
            <text:list-item>
              <text:p text:style-name="P4">toyfs_read_inode</text:p>
            </text:list-item>
            <text:list-item>
              <text:p text:style-name="P4">toyfs_evict_inode</text:p>
            </text:list-item>
          </text:list>
        </text:list-item>
        <text:list-item>
          <text:p text:style-name="P3">Proof that the operations are working (can be added to the patch description)</text:p>
        </text:list-item>
      </text:list>
      <text:p text:style-name="Heading_20_1"><text:bookmark text:name="_qpt0kelddpp5"/>Procedure</text:p>
      <text:list text:style-name="WWNum1">
        <text:list-item>
          <text:p text:style-name="P5">Clone ToyFS source code</text:p>
        </text:list-item>
        <text:list-item>
          <text:p text:style-name="P5">ensure it builds against Linux 6.10</text:p>
        </text:list-item>
        <text:list-item>
          <text:p text:style-name="P5">Implement the missing operations</text:p>
        </text:list-item>
      </text:list>
      <text:p text:style-name="Heading_20_1"><text:bookmark text:name="_l6kdf9ejwy6u"/>Requirements</text:p>
      <text:list text:style-name="WWNum3">
        <text:list-item>
          <text:p text:style-name="P6">The filesystem should be able to list entries within a directory - <text:span text:style-name="T1">toyfs_readdir</text:span></text:p>
        </text:list-item>
        <text:list-item>
          <text:p text:style-name="P6">The filesystem should be able to read an inode from disk and initialize its VFS counterpart - <text:span text:style-name="T1">toyfs_read_inode</text:span></text:p>
        </text:list-item>
        <text:list-item>
          <text:p text:style-name="P6">The filesystem should be able to free inodes from its internal data structures when</text:p>
        </text:list-item>
      </text:list>
      <text:p text:style-name="P1">filesystem objects are deleted - <text:span text:style-name="T1">toyfs_evict_inode</text:span></text:p>
      <text:p text:style-name="Standard"/>
      <text:p text:style-name="Standard">Hint:</text:p>
      <text:p text:style-name="P1">- The skeleton for each function is already provided in the source code, and it is <text:s/>commented with directions on how to implement each operation.</text:p>
      <text:p text:style-name="Heading_20_1"><text:bookmark text:name="_edkijkmk4py9"/>Points</text:p>
      <text:list text:style-name="WWNum2">
        <text:list-item>
          <text:p text:style-name="P7">Maximum points for this assignment are 25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Roboto Mono" svg:font-family="'Roboto Mono'" style:font-family-generic="roman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font-name="Roboto Mono" fo:font-family="'Roboto Mono'" style:font-family-generic="roman" style:font-pitch="variable"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  <style:master-page style:name="Converted2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date>2024-11-05T15:13:34.885418915</dc:date>
    <meta:editing-duration>PT17S</meta:editing-duration>
    <meta:editing-cycles>1</meta:editing-cycles>
    <meta:document-statistic meta:table-count="0" meta:image-count="0" meta:object-count="0" meta:page-count="1" meta:paragraph-count="22" meta:word-count="180" meta:character-count="1108" meta:non-whitespace-character-count="961"/>
  </office:meta>
</office:document-meta>
</file>